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9.7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hiljade-osnovni-&quot; &amp; TEXT(ROW(); &quot;000&quot;)" office:value-type="string" office:string-value="br-hiljade-osnovni-001" calcext:value-type="string">
            <text:p>br-hiljade-osnovni-001</text:p>
          </table:table-cell>
          <table:table-cell office:value-type="string" calcext:value-type="string">
            <text:p>Хиљаду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02" calcext:value-type="string">
            <text:p>br-hiljade-osnovni-002</text:p>
          </table:table-cell>
          <table:table-cell office:value-type="string" calcext:value-type="string">
            <text:p>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03" calcext:value-type="string">
            <text:p>br-hiljade-osnovni-003</text:p>
          </table:table-cell>
          <table:table-cell office:value-type="string" calcext:value-type="string">
            <text:p>Једна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04" calcext:value-type="string">
            <text:p>br-hiljade-osnovni-004</text:p>
          </table:table-cell>
          <table:table-cell office:value-type="string" calcext:value-type="string">
            <text:p>Две хиљаде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05" calcext:value-type="string">
            <text:p>br-hiljade-osnovni-005</text:p>
          </table:table-cell>
          <table:table-cell office:value-type="string" calcext:value-type="string">
            <text:p>Три хиљаде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06" calcext:value-type="string">
            <text:p>br-hiljade-osnovni-006</text:p>
          </table:table-cell>
          <table:table-cell office:value-type="string" calcext:value-type="string">
            <text:p>Четири хиљаде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07" calcext:value-type="string">
            <text:p>br-hiljade-osnovni-007</text:p>
          </table:table-cell>
          <table:table-cell office:value-type="string" calcext:value-type="string">
            <text:p>Пет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08" calcext:value-type="string">
            <text:p>br-hiljade-osnovni-008</text:p>
          </table:table-cell>
          <table:table-cell office:value-type="string" calcext:value-type="string">
            <text:p>Шест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09" calcext:value-type="string">
            <text:p>br-hiljade-osnovni-009</text:p>
          </table:table-cell>
          <table:table-cell office:value-type="string" calcext:value-type="string">
            <text:p>Седам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0" calcext:value-type="string">
            <text:p>br-hiljade-osnovni-010</text:p>
          </table:table-cell>
          <table:table-cell office:value-type="string" calcext:value-type="string">
            <text:p>Осам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1" calcext:value-type="string">
            <text:p>br-hiljade-osnovni-011</text:p>
          </table:table-cell>
          <table:table-cell office:value-type="string" calcext:value-type="string">
            <text:p>Девет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2" calcext:value-type="string">
            <text:p>br-hiljade-osnovni-012</text:p>
          </table:table-cell>
          <table:table-cell office:value-type="string" calcext:value-type="string">
            <text:p>Десет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3" calcext:value-type="string">
            <text:p>br-hiljade-osnovni-013</text:p>
          </table:table-cell>
          <table:table-cell office:value-type="string" calcext:value-type="string">
            <text:p>Сто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4" calcext:value-type="string">
            <text:p>br-hiljade-osnovni-014</text:p>
          </table:table-cell>
          <table:table-cell office:value-type="string" calcext:value-type="string">
            <text:p>Двеста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5" calcext:value-type="string">
            <text:p>br-hiljade-osnovni-015</text:p>
          </table:table-cell>
          <table:table-cell office:value-type="string" calcext:value-type="string">
            <text:p>Триста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6" calcext:value-type="string">
            <text:p>br-hiljade-osnovni-016</text:p>
          </table:table-cell>
          <table:table-cell office:value-type="string" calcext:value-type="string">
            <text:p>Четиристо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7" calcext:value-type="string">
            <text:p>br-hiljade-osnovni-017</text:p>
          </table:table-cell>
          <table:table-cell office:value-type="string" calcext:value-type="string">
            <text:p>Петсто хиљада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8" calcext:value-type="string">
            <text:p>br-hiljade-osnovni-018</text:p>
          </table:table-cell>
          <table:table-cell office:value-type="string" calcext:value-type="string">
            <text:p>Шесто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19" calcext:value-type="string">
            <text:p>br-hiljade-osnovni-019</text:p>
          </table:table-cell>
          <table:table-cell office:value-type="string" calcext:value-type="string">
            <text:p>Седамсто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20" calcext:value-type="string">
            <text:p>br-hiljade-osnovni-020</text:p>
          </table:table-cell>
          <table:table-cell office:value-type="string" calcext:value-type="string">
            <text:p>Осамсто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21" calcext:value-type="string">
            <text:p>br-hiljade-osnovni-021</text:p>
          </table:table-cell>
          <table:table-cell office:value-type="string" calcext:value-type="string">
            <text:p>Деветсто хиљада.</text:p>
          </table:table-cell>
        </table:table-row>
        <table:table-row table:style-name="ro1">
          <table:table-cell table:formula="of:=&quot;br-hiljade-osnovni-&quot; &amp; TEXT(ROW(); &quot;000&quot;)" office:value-type="string" office:string-value="br-hiljade-osnovni-022" calcext:value-type="string">
            <text:p>br-hiljade-osnovni-022</text:p>
          </table:table-cell>
          <table:table-cell office:value-type="string" calcext:value-type="string">
            <text:p>Девет стотина деведесет девет хиљад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24:03.0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4:36.065000000</meta:creation-date>
    <dc:date>2024-02-23T16:25:11.985000000</dc:date>
    <meta:editing-duration>PT23M38S</meta:editing-duration>
    <meta:editing-cycles>4</meta:editing-cycles>
    <meta:generator>LibreOffice/7.5.9.2$Windows_X86_64 LibreOffice_project/cdeefe45c17511d326101eed8008ac4092f278a9</meta:generator>
    <meta:document-statistic meta:table-count="1" meta:cell-count="44" meta:object-count="0"/>
  </office:meta>
</office:document-meta>
</file>